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ra mobilna Archero<text:line-break/>Jak złączyć elementy ekwipunku?</text:span></text:p>
      <text:p text:style-name="P1"><text:span text:style-name="T1">Na dolnym pasku przejdź do zakładki "Equipment". Obok tytułu "My collection" kliknij przycisk "Fuse". Ze swojej kolekcji wybierz 3 identyczne elementy wyposażenia. Kliknij "Fuse Equipment". <text:line-break/><text:line-break/><text:line-break/>Aplikacja Moje ING<text:line-break/>Jak zmienić limit dziennych przelew</text:span><text:span text:style-name="T2">ó</text:span><text:span text:style-name="T3">w do wysokości salda?</text:span></text:p>
      <text:p text:style-name="P1"><text:span text:style-name="T3">W prawym g</text:span><text:span text:style-name="T4">ó</text:span><text:span text:style-name="T5">rnym rogu wchodzimy w menu (trzy poziome paski). Z listy wybieramy pozycję drugą od końca o nazwie "Dane i ustawienia". Z kolejnej listy rozwijamy piątą pozycję o nazwie "Limity". Z rozwiniętej listy "Limity" klikamy drugą pozycję "Limity dla przelew</text:span><text:span text:style-name="T6">ó</text:span><text:span text:style-name="T7">w". Zaznaczamy opcję "Do wysokości salda". Klikamy przycisk "Dalej" i potwierdzamy czynność poprzez wpisanie kodu PIN.</text:span></text:p>
      <text:p text:style-name="P1"><text:span text:style-name="T7"/></text:p>
      <text:p text:style-name="P1"><text:span text:style-name="T7">Twitter<text:line-break/>Jak wyczyścić zakładki?</text:span></text:p>
      <text:p text:style-name="P1"><text:span text:style-name="T7">Klikamy w swoje zdjęcie profilowe w lewym g</text:span><text:span text:style-name="T8">ó</text:span><text:span text:style-name="T9">rnym rogu. Wybieramy z listy opcję 4 o nazwie "Zakładki". Klikamy w trzy kropki w g</text:span><text:span text:style-name="T10">ó</text:span><text:span text:style-name="T11">rnym prawym rogu. Pojawia nam się opcja "Wyczyść Zakładki". Klikamy w to i gotowe.</text:span></text:p>
      <text:p text:style-name="P1"><text:span text:style-name="T11"/></text:p>
      <text:p text:style-name="P1"><text:span text:style-name="T11">Twitter<text:line-break/>Jak ukryć nieodpowiednie ttreści w wynikach wyszukiwania?</text:span></text:p>
      <text:p text:style-name="P1"><text:span text:style-name="T11">Klikamy w ikonkę czteroramiennej gwiazdy i dw</text:span><text:span text:style-name="T12">ó</text:span><text:span text:style-name="T13">ch plusik</text:span><text:span text:style-name="T14">ó</text:span><text:span text:style-name="T15">w znajdującej się w prawym g</text:span><text:span text:style-name="T16">ó</text:span><text:span text:style-name="T17">rnym rogu. Z opcji wybieramy pierwszą od dołu, kt</text:span><text:span text:style-name="T18">ó</text:span><text:span text:style-name="T19">ra się nazywa "Zobacz ustawienia treści". Z listy wybieramy drugą opcję o nazwie "Ustawienia wyszukiwania". Zaznaczamy pierwszą opcję o tytule "Ukryj nieodpowiednie treści" i gotowe.</text:span></text:p>
      <text:p text:style-name="P1"><text:span text:style-name="T19"/></text:p>
      <text:p text:style-name="P1"><text:span text:style-name="T19">League of Legends<text:line-break/>Jak zmienić język gry na angielski?</text:span></text:p>
      <text:p text:style-name="P1"><text:span text:style-name="T19">Zanim zalogujesz się do gry kliknij w ikonkę drugą od lewej w prawym g</text:span><text:span text:style-name="T20">ó</text:span><text:span text:style-name="T21">rnym rogu. W opcjach rozwijasz listę "Język gry" i klikasz w pierwszą opcję "English". Logujesz się do gry i musisz odczekać aż wszystko się załaduje, by dołączyć do rozgrywki.<text:line-break/></text:span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